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-left="none" fo:border-right="none" fo:border-top="0.05pt solid #000000" fo:border-bottom="none"/>
    </style:style>
    <style:style style:name="Tabelle2.A2" style:family="table-cell">
      <style:table-cell-properties fo:background-color="#c0c0c0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elle2.F2" style:family="table-cell">
      <style:table-cell-properties fo:background-color="#c0c0c0" fo:padding="0.097cm" fo:border="0.05pt solid #808080">
        <style:background-image/>
      </style:table-cell-properties>
    </style:style>
    <style:style style:name="Tabelle2.A3" style:family="table-cell">
      <style:table-cell-properties fo:padding="0.097cm" fo:border-left="0.05pt solid #c0c0c0" fo:border-right="none" fo:border-top="none" fo:border-bottom="0.05pt solid #c0c0c0"/>
    </style:style>
    <style:style style:name="Tabelle2.C3" style:family="table-cell">
      <style:table-cell-properties fo:padding="0.097cm" fo:border-left="0.05pt solid #c0c0c0" fo:border-right="none" fo:border-top="none" fo:border-bottom="0.05pt solid #c0c0c0"/>
    </style:style>
    <style:style style:name="Tabelle2.D3" style:family="table-cell">
      <style:table-cell-properties fo:padding="0.097cm" fo:border-left="0.05pt solid #c0c0c0" fo:border-right="none" fo:border-top="none" fo:border-bottom="0.05pt solid #c0c0c0"/>
    </style:style>
    <style:style style:name="Tabelle2.E3" style:family="table-cell">
      <style:table-cell-properties fo:padding="0.097cm" fo:border-left="0.05pt solid #c0c0c0" fo:border-right="none" fo:border-top="none" fo:border-bottom="0.05pt solid #c0c0c0"/>
    </style:style>
    <style:style style:name="Tabelle2.F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4" style:family="table-cell">
      <style:table-cell-properties fo:padding="0.097cm" fo:border-left="0.05pt solid #c0c0c0" fo:border-right="none" fo:border-top="none" fo:border-bottom="0.05pt solid #c0c0c0"/>
    </style:style>
    <style:style style:name="Tabelle2.C4" style:family="table-cell">
      <style:table-cell-properties fo:padding="0.097cm" fo:border-left="0.05pt solid #c0c0c0" fo:border-right="none" fo:border-top="none" fo:border-bottom="0.05pt solid #c0c0c0"/>
    </style:style>
    <style:style style:name="Tabelle2.D4" style:family="table-cell">
      <style:table-cell-properties fo:padding="0.097cm" fo:border-left="0.05pt solid #c0c0c0" fo:border-right="none" fo:border-top="none" fo:border-bottom="0.05pt solid #c0c0c0"/>
    </style:style>
    <style:style style:name="Tabelle2.E4" style:family="table-cell">
      <style:table-cell-properties fo:padding="0.097cm" fo:border-left="0.05pt solid #c0c0c0" fo:border-right="none" fo:border-top="none" fo:border-bottom="0.05pt solid #c0c0c0"/>
    </style:style>
    <style:style style:name="Tabelle2.F4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5" style:family="table-cell">
      <style:table-cell-properties fo:padding="0.097cm" fo:border="none"/>
    </style:style>
    <style:style style:name="Tabelle3" style:family="table">
      <style:table-properties style:width="16.819cm" table:align="margins"/>
    </style:style>
    <style:style style:name="Tabelle3.A" style:family="table-column">
      <style:table-column-properties style:column-width="2.621cm" style:rel-column-width="10214*"/>
    </style:style>
    <style:style style:name="Tabelle3.B" style:family="table-column">
      <style:table-column-properties style:column-width="12.1cm" style:rel-column-width="47149*"/>
    </style:style>
    <style:style style:name="Tabelle3.C" style:family="table-column">
      <style:table-column-properties style:column-width="2.097cm" style:rel-column-width="8172*"/>
    </style:style>
    <style:style style:name="Tabelle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#TYPE# „#BOATNAME#“</text:span><text:line-break/>#HOMEPORT#</text:p>
      <text:p text:style-name="P2"/>
      <text:p text:style-name="P1">[[</text:p>
      <text:p text:style-name="P3">#LROUTE#: #ROUTE#</text:p>
      <text:p text:style-name="P1"/>
      <text:p text:style-name="P1">]]</text:p>
      <text:p text:style-name="P1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6">#DATE#<text:line-break/>#TIME#</text:p>
          </table:table-cell>
          <table:table-cell table:style-name="Tabelle2.A1" office:value-type="string">
            <text:p text:style-name="P6">#SIGN#</text:p>
          </table:table-cell>
          <table:table-cell table:style-name="Tabelle2.A1" office:value-type="string">
            <text:p text:style-name="P6">#WAKE#</text:p>
          </table:table-cell>
          <table:table-cell table:style-name="Tabelle2.A1" office:value-type="string">
            <text:p text:style-name="P6"><text:s/>#POSITION#</text:p>
          </table:table-cell>
          <table:table-cell table:style-name="Tabelle2.A1" office:value-type="string">
            <text:p text:style-name="P6">#DISTANCE#</text:p>
          </table:table-cell>
          <table:table-cell table:style-name="Tabelle2.A1" office:value-type="string">
            <text:p text:style-name="P6">#DTOTAL#</text:p>
          </table:table-cell>
        </table:table-row>
        <table:table-row>
          <table:table-cell table:style-name="Tabelle2.A2" table:number-columns-spanned="2" office:value-type="string">
            <text:p text:style-name="P4">#LCOG#</text:p>
          </table:table-cell>
          <table:covered-table-cell/>
          <table:table-cell table:style-name="Tabelle2.A2" office:value-type="string">
            <text:p text:style-name="P4">#LCOW#</text:p>
          </table:table-cell>
          <table:table-cell table:style-name="Tabelle2.A2" office:value-type="string">
            <text:p text:style-name="P4">#LSOG#</text:p>
          </table:table-cell>
          <table:table-cell table:style-name="Tabelle2.A2" office:value-type="string">
            <text:p text:style-name="P4">#LSOW#</text:p>
          </table:table-cell>
          <table:table-cell table:style-name="Tabelle2.F2" office:value-type="string">
            <text:p text:style-name="P4">#LDEPTH#</text:p>
          </table:table-cell>
        </table:table-row>
        <table:table-row>
          <table:table-cell table:style-name="Tabelle2.A4" table:number-columns-spanned="2" office:value-type="string">
            <text:p text:style-name="P4">#COG#</text:p>
          </table:table-cell>
          <table:covered-table-cell/>
          <table:table-cell table:style-name="Tabelle2.E4" office:value-type="string">
            <text:p text:style-name="P4">#COW#</text:p>
          </table:table-cell>
          <table:table-cell table:style-name="Tabelle2.D4" office:value-type="string">
            <text:p text:style-name="P4">#SOG#</text:p>
          </table:table-cell>
          <table:table-cell table:style-name="Tabelle2.E4" office:value-type="string">
            <text:p text:style-name="P4">#SOW#</text:p>
          </table:table-cell>
          <table:table-cell table:style-name="Tabelle2.F4" office:value-type="string">
            <text:p text:style-name="P4">#DEPTH#</text:p>
          </table:table-cell>
        </table:table-row>
        <table:table-row>
          <table:table-cell table:style-name="Tabelle2.A4" table:number-columns-spanned="2" office:value-type="string">
            <text:p text:style-name="P4"/>
          </table:table-cell>
          <table:covered-table-cell/>
          <table:table-cell table:style-name="Tabelle2.E4" office:value-type="string">
            <text:p text:style-name="P4"/>
          </table:table-cell>
          <table:table-cell table:style-name="Tabelle2.D4" office:value-type="string">
            <text:p text:style-name="P4"/>
          </table:table-cell>
          <table:table-cell table:style-name="Tabelle2.E4" office:value-type="string">
            <text:p text:style-name="P4"/>
          </table:table-cell>
          <table:table-cell table:style-name="Tabelle2.F4" office:value-type="string">
            <text:p text:style-name="P4"/>
          </table:table-cell>
        </table:table-row>
        <table:table-row>
          <table:table-cell table:style-name="Tabelle2.A5" table:number-columns-spanned="6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office:value-type="string">
                  <text:p text:style-name="P4"/>
                </table:table-cell>
                <table:table-cell table:style-name="Tabelle3.A1" office:value-type="string">
                  <text:p text:style-name="P5">#REMARKS#</text:p>
                </table:table-cell>
                <table:table-cell table:style-name="Tabelle3.A1" office:value-type="string">
                  <text:p text:style-name="P4"/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1-11-22T00:17:20.75</dc:date>
    <dc:creator>Kornelius Becher</dc:creator>
    <meta:editing-duration>PT09H15M36S</meta:editing-duration>
    <meta:editing-cycles>47</meta:editing-cycles>
    <meta:generator>LibreOffice/3.5$Windows_x86 LibreOffice_project/235ab8a-3802056-4a8fed3-2d66ea8-e241b80</meta:generator>
    <meta:document-statistic meta:table-count="2" meta:image-count="0" meta:object-count="0" meta:page-count="1" meta:paragraph-count="23" meta:word-count="27" meta:character-count="177" meta:non-whitespace-character-count="172"/>
  </office:meta>
</office:document-meta>
</file>